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Noto Sans" svg:font-family="'Noto Sans'" style:font-adornments="Regular" style:font-family-generic="swiss" style:font-pitch="variable"/>
    <style:font-face style:name="Noto Sans CJK JP Regular" svg:font-family="'Noto Sans CJK JP Regular'" style:font-adornments="Regular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IPA Pゴシック" svg:font-family="'IPA Pゴシック'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draw:auto-grow-height="true" fo:min-height="7.3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32pt" style:font-name-asian="Noto Sans CJK JP Regular" style:font-size-asian="32pt" style:font-size-complex="24pt"/>
    </style:style>
    <style:style style:name="P3" style:family="paragraph">
      <loext:graphic-properties draw:fill-color="#ffffff"/>
      <style:text-properties fo:font-size="32pt" style:font-name-asian="Noto Sans CJK JP Regular" style:font-size-asian="32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99cm" fo:text-align="start" fo:text-indent="0cm"/>
    </style:style>
    <style:style style:name="P6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a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a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fo:color="#ef2929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4.793cm" presentation:class="title" presentation:user-transformed="true">
          <draw:text-box>
            <text:p text:style-name="P1">日本NetBSDユーザーグループ<text:line-break/>第20回定期総会</text:p>
          </draw:text-box>
        </draw:frame>
        <draw:frame presentation:style-name="pr2" draw:text-style-name="P3" draw:layer="layout" svg:width="23.8cm" svg:height="7.329cm" svg:x="2.2cm" svg:y="11.8cm" presentation:class="subtitle" presentation:user-transformed="true">
          <draw:text-box>
            <text:p text:style-name="P2">2018-07-14</text:p>
            <text:p text:style-name="P2">日本NetBSDユーザーグループ</text:p>
            <text:p text:style-name="P2">Japan NetBSD Users’ Group</text:p>
            <text:p text:style-name="P2">members-ja@jp.NetBSD.or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第20回定期総会次第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議長選出</text:p>
              </text:list-item>
              <text:list-item>
                <text:p>総会成立要件(定足数)の確認</text:p>
              </text:list-item>
              <text:list-item>
                <text:p>2017年度収支報告および2018年度収支計画</text:p>
              </text:list-item>
              <text:list-item>
                <text:p>2017年度活動報告および2018年度活動計画</text:p>
              </text:list-item>
              <text:list-item>
                <text:p>役員改選</text:p>
              </text:list-item>
              <text:list-item>
                <text:p>運営委員の選出</text:p>
              </text:list-item>
              <text:list-item>
                <text:p>閉会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議長選出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総会成立要件の確認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5.013cm" svg:x="2cm" svg:y="0.083cm" presentation:class="title" presentation:user-transformed="true">
          <draw:text-box>
            <text:p text:style-name="P5">2017年度収支報告<text:line-break/>および2018年度収支計画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5.013cm" svg:x="2cm" svg:y="0.083cm" presentation:class="title" presentation:user-transformed="true">
          <draw:text-box>
            <text:p>2017年度活動報告<text:line-break/>および2018年度活動計画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役員改選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item>
                <text:p>会長</text:p>
              </text:list-item>
              <text:list-item>
                <text:p>事務局長</text:p>
              </text:list-item>
              <text:list-item>
                <text:p>監事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運営委員の選出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item>
                <text:p>現任の運営委員の方は、起立をお願いします。</text:p>
              </text:list-item>
              <text:list-item>
                <text:p>運営委員へ参加を希望される方は、挙手をお願いします。</text:p>
              </text:list-item>
              <text:list-item>
                <text:p>新運営委員の方を拍手でご承認をお願いします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閉会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BoFと懇親会のご案内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14:00〜18:00でNetBSD BoF 2018を開催します。</text:p>
              </text:list-item>
              <text:list-item>
                <text:p>懇親会<text:line-break/>十二番倉庫にて 18:30-21:30 会費4,000円程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Noto Sans" svg:font-family="'Noto Sans'" style:font-adornments="Regular" style:font-family-generic="swiss" style:font-pitch="variable"/>
    <style:font-face style:name="Noto Sans CJK JP Regular" svg:font-family="'Noto Sans CJK JP Regular'" style:font-adornments="Regular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IPA Pゴシック" svg:font-family="'IPA Pゴシック'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Droid Sans" fo:font-family="'Droid Sans'" style:font-style-name="Regular" style:font-family-generic="swiss" style:font-pitch="variable" fo:font-size="24pt" fo:font-style="normal" fo:text-shadow="none" style:text-underline-style="none" fo:font-weight="normal" style:letter-kerning="true" style:font-name-asian="Noto Sans CJK JP Regular" style:font-family-asian="'Noto Sans CJK JP Regular'" style:font-style-name-asian="Regular" style:font-family-generic-asian="swiss" style:font-pitch-asian="variabl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" fo:font-family="'Noto Sans'" style:font-style-name="Regular" style:font-family-generic="swiss" style:font-pitch="variable" fo:font-size="48pt" fo:font-style="normal" fo:text-shadow="none" style:text-underline-style="none" fo:font-weight="normal" style:letter-kerning="true" style:font-name-asian="Noto Sans CJK JP Regular" style:font-family-asian="'Noto Sans CJK JP Regular'" style:font-style-name-asian="Regular" style:font-family-generic-asian="swiss" style:font-pitch-asian="variable" style:font-size-asian="48pt" style:font-name-complex="Noto Sans CJK JP Regular" style:font-family-complex="'Noto Sans CJK JP Regular'" style:font-style-name-complex="Regular" style:font-family-generic-complex="swiss" style:font-pitch-complex="variable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Droid Sans" fo:font-family="'Droid Sans'" style:font-style-name="Regular" style:font-family-generic="swiss" style:font-pitch="variable" fo:font-size="28pt" fo:font-style="normal" fo:text-shadow="none" style:text-underline-style="none" fo:font-weight="normal" style:letter-kerning="true" style:font-name-asian="Noto Sans CJK JP Regular" style:font-family-asian="'Noto Sans CJK JP Regular'" style:font-style-name-asian="Regular" style:font-family-generic-asian="swiss" style:font-pitch-asian="variable" style:font-size-asian="28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Droid Sans1" fo:font-family="'Droid Sans'" style:font-style-name="Bold" style:font-family-generic="swiss" style:font-pitch="variable" fo:font-size="44pt" fo:font-style="normal" fo:text-shadow="none" style:text-underline-style="none" fo:font-weight="bold" style:letter-kerning="true" style:font-name-asian="Noto Sans CJK JP Regular" style:font-family-asian="'Noto Sans CJK JP Regular'" style:font-style-name-asian="Regular" style:font-family-generic-asian="swiss" style:font-pitch-asian="variable" style:font-size-asian="48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ff950e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ff950e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ff950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4.9cm" presentation:class="title" presentation:placeholder="true">
        <draw:text-box/>
      </draw:frame>
      <draw:frame presentation:style-name="Impress-outline1" draw:layer="backgroundobjects" svg:width="23.8cm" svg:height="7.329cm" svg:x="2.2cm" svg:y="11.8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5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4T10:47:41.710181625</meta:creation-date>
    <meta:editing-duration>PT33M2S</meta:editing-duration>
    <meta:editing-cycles>10</meta:editing-cycles>
    <meta:generator>LibreOffice/6.0.5.2$NetBSD_X86_64 LibreOffice_project/00m0$Build-2</meta:generator>
    <dc:title>20180713-mytemplate</dc:title>
    <dc:date>2018-07-14T11:20:48.210224301</dc:date>
    <meta:document-statistic meta:object-count="74"/>
  </office:meta>
</office:document-meta>
</file>